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Tips - använd studiobilden/collaget</text:p>
      <text:p text:style-name="P1"/>
      <text:p text:style-name="P2"><text:span text:style-name="T1">Livsstilsporträtt i redaktionell stil av en [beskriv person här] på ett stilfullt café, naturligt sidoljus från fönster, varma interiörljus som glöder i bakgrunden, ärlig hudtextur med naturliga skavanker, [kläder], kort skärpedjup som separerar motivet från bakgrunden, avslappnad sittande pose med armbågarna på bordet och en kaffekopp delvis i bild, fångad mitt i ett [ansiktsuttryck], berättande magasin-känsla. 8K.</text:span></text:p>
      <text:p text:style-name="P2"><text:span text:style-name="T1"/></text:p>
      <text:p text:style-name="P1">Tips - använd studiobilden/collaget</text:p>
      <text:p text:style-name="P2"><text:span text:style-name="T1">Ett redaktionellt porträtt som blandar en paneldiskussion och en keynote: En talare står vid ett enkelt bord mitt i ett svar, fotograferad från publikens POV (diagonalt framifrån) och visar en suddig panelskuldra till vänster och en skärm till höger. Skärmen i bakgrunden visar texten "[Skriv din text här, t.ex. "Nano Bonanza!"]" på en bakgrundsbild ( motiv tex av tokiga bananer som fyller skärmen"]". Subjektet är klädd i stilrena jeans och en [beskriv färg/typ av jacka, t.ex. svart kavaj], under den en [beskriv färg/typ av t-shirt, t.ex. gul t-shirt] med en [beskriv motiv på t-shirten, t.ex. banan]. Siluetter av publiken i förgrunden bidrar till intimitet. Balanserad scenbelysning (frontljus och takbelysning) håller huden naturlig med mikrodetaljer från referensen, ingen glans. Händerna är livliga (en på bordet, en gestikulerar), uttrycket är eftertänksamt mitt i en mening, texturen på jeans/kavaj är krispig. Kall-neutral färgpalett, subtil vinjettering, magasin-reportagestil för hållbarhets- eller teknikevenema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